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2020" calcext:value-type="float">
            <text:p>202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33:00" calcext:value-type="date">
            <text:p>23/09/21 16:33</text:p>
          </table:table-cell>
          <table:table-cell table:number-columns-repeated="101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33:00" calcext:value-type="date">
            <text:p>23/09/21 16:33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33:00" calcext:value-type="date">
            <text:p>23/09/21 16:33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0:54:30.52574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09-24T10:56:04.807002567</dc:date>
    <meta:editing-duration>PT1H44M9S</meta:editing-duration>
    <meta:editing-cycles>36</meta:editing-cycles>
    <meta:document-statistic meta:table-count="1" meta:cell-count="1135" meta:object-count="0"/>
  </office:meta>
</office:document-meta>
</file>